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Courier, monospace"/>
    <style:font-face style:name="Helvetica Neue" svg:font-family="'Helvetica Neue', Helvetica, Arial, sans-serif"/>
    <style:font-face style:name="Helvetica" svg:font-family="Helvetica, Arial,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Bold" svg:font-family="'Noto Sans CJK KR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oto Sans CJK KR Bold" officeooo:rsid="00177859" officeooo:paragraph-rsid="00177859"/>
    </style:style>
    <style:style style:name="P2" style:family="paragraph" style:parent-style-name="Standard">
      <style:text-properties fo:color="#0000ff" style:font-name="Noto Sans CJK KR Bold" officeooo:rsid="00177859" officeooo:paragraph-rsid="00177859"/>
    </style:style>
    <style:style style:name="P3" style:family="paragraph" style:parent-style-name="Standard">
      <style:text-properties fo:color="#000000" style:font-name="Noto Sans CJK KR Bold" officeooo:rsid="00183b7a" officeooo:paragraph-rsid="00183b7a"/>
    </style:style>
    <style:style style:name="P4" style:family="paragraph" style:parent-style-name="Standard">
      <style:text-properties fo:color="#ff0000" style:font-name="Noto Sans CJK KR Bold" officeooo:rsid="00177859" officeooo:paragraph-rsid="00177859"/>
    </style:style>
    <style:style style:name="T1" style:family="text">
      <style:text-properties fo:color="#a80000"/>
    </style:style>
    <style:style style:name="T2" style:family="text">
      <style:text-properties officeooo:rsid="00183b7a"/>
    </style:style>
    <style:style style:name="T3" style:family="text">
      <style:text-properties fo:color="#0000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 opencv 3.2.0 on Ubuntu 16.04 for python 2.7</text:p>
      <text:p text:style-name="P1"/>
      <text:p text:style-name="P1">If you want to play computer vision, opencv is the most popular tool. However, installing opencv is not like install a normal software, it is more complete, and you may need hours to finish the installation. Adrian Rosebrock wrote an excellent tutorial on how to install opencv 3.1.0 on Ubuntu 16.04 with explanation for each step. I did not success by following the steps, however, I succeed with installing a newer version: 3.2.0. This post presents three code blocks to help you install opencv with a couple of copy&amp;paste.</text:p>
      <text:p text:style-name="P1"/>
      <text:p text:style-name="P4">Step 1: update &amp; upgrade Linux system, install libraries/tools, download opencv/opencv_contrib</text:p>
      <text:p text:style-name="P1"/>
      <text:p text:style-name="P2">echo -e "\nUpdate and Upgrade system..." &amp;&amp; sleep 3</text:p>
      <text:p text:style-name="P2">sudo apt update -y &amp;&amp; sudo apt upgrade -y</text:p>
      <text:p text:style-name="P2"/>
      <text:p text:style-name="P2">echo -e "\nInstall developer tools..." &amp;&amp; sleep 3</text:p>
      <text:p text:style-name="P2">sudo apt install -y build-essential cmake pkg-config</text:p>
      <text:p text:style-name="P2"/>
      <text:p text:style-name="P2">echo -e "\nInstall tools for image process..." &amp;&amp; sleep 3</text:p>
      <text:p text:style-name="P2">sudo apt install -y libjpeg8-dev libtiff5-dev libjasper-dev libpng++-dev</text:p>
      <text:p text:style-name="P2"/>
      <text:p text:style-name="P2">echo -e "\nInstall tools for video process..." &amp;&amp; sleep 3</text:p>
      <text:p text:style-name="P2">sudo apt install -y libavcodec-dev libavformat-dev libswscale-dev libv4l-dev libxvidcore-dev libx264-dev</text:p>
      <text:p text:style-name="P2"/>
      <text:p text:style-name="P2">echo -e "\nInstall tools for GUI &amp; optimization..." &amp;&amp; sleep 3</text:p>
      <text:p text:style-name="P2">sudo apt install -y libgtk-3-dev libatlas-base-dev gfortran</text:p>
      <text:p text:style-name="P2"/>
      <text:p text:style-name="P2">echo -e "\nInstall python development library &amp; pip..." &amp;&amp; sleep 3</text:p>
      <text:p text:style-name="P2">sudo apt install -y <text:span text:style-name="T1">python2.7-dev</text:span> python-pip</text:p>
      <text:p text:style-name="P2"/>
      <text:p text:style-name="P2">echo "\nDownloading opencv &amp; opencv_contrib version:..." &amp;&amp; sleep 3</text:p>
      <text:p text:style-name="P2">cd &amp;&amp; wget -O opencv.zip https://github.com/opencv/opencv/archive/3.2.0.zip &amp;&amp; unzip opencv.zip </text:p>
      <text:p text:style-name="P2"/>
      <text:p text:style-name="P2"><text:soft-page-break/>cd &amp;&amp; wget -O opencv_contrib.zip https://github.com/opencv/opencv_contrib/archive/3.2.0.zip &amp;&amp; unzip opencv_contrib.zip </text:p>
      <text:p text:style-name="P1"/>
      <text:p text:style-name="P4">Step 2: Install &amp; setup python virtual environment</text:p>
      <text:p text:style-name="P1"/>
      <text:p text:style-name="P2">echo -e "\nSetup virtual environment..." &amp;&amp; sleep 3</text:p>
      <text:p text:style-name="P2">if [[ $(grep 'virtualenvwrapper' ~/.bashrc) ]]; then</text:p>
      <text:p text:style-name="P2"><text:s text:c="2"/>echo ".bashrc has been updated!"</text:p>
      <text:p text:style-name="P2">else <text:s/></text:p>
      <text:p text:style-name="P2"><text:s text:c="4"/>sudo pip install virtualenv virtualenvwrapper</text:p>
      <text:p text:style-name="P2"><text:s text:c="4"/>echo -e "\n# virtualenv and virtualenvwrapper" &gt;&gt; ~/.bashrc</text:p>
      <text:p text:style-name="P2"><text:s text:c="4"/>echo "export WORKON_HOME=$HOME/.virtualenvs" &gt;&gt; ~/.bashrc</text:p>
      <text:p text:style-name="P2"><text:s text:c="4"/>echo "source /usr/local/bin/virtualenvwrapper.sh" &gt;&gt; ~/.bashrc</text:p>
      <text:p text:style-name="P2"><text:s text:c="4"/>source ~/.bashrc</text:p>
      <text:p text:style-name="P2">fi</text:p>
      <text:p text:style-name="P2">test -d "~/.virtualenvs/cv" &amp;&amp; mkvirtualenv cv -p python2 || workon cv</text:p>
      <text:p text:style-name="P2"/>
      <text:p text:style-name="P4">Step 3: Install numpy, configure, compile &amp; install opencv</text:p>
      <text:p text:style-name="P1"/>
      <text:p text:style-name="P2">echo -e "\nInstall opencv ..." &amp;&amp; sleep 3</text:p>
      <text:p text:style-name="P2">pip install numpy</text:p>
      <text:p text:style-name="P2"/>
      <text:p text:style-name="P2">cd ~/opencv-3.2.0/</text:p>
      <text:p text:style-name="P2">mkdir build</text:p>
      <text:p text:style-name="P2">cd build</text:p>
      <text:p text:style-name="P2"/>
      <text:p text:style-name="P2"><text:span text:style-name="T2">sudo </text:span>cmake -D CMAKE_BUILD_TYPE=RELEASE \</text:p>
      <text:p text:style-name="P2"><text:s text:c="4"/>-D CMAKE_INSTALL_PREFIX=/usr/local \</text:p>
      <text:p text:style-name="P2"><text:s text:c="4"/>-D INSTALL_PYTHON_EXAMPLES=ON \</text:p>
      <text:p text:style-name="P2"><text:s text:c="4"/>-D INSTALL_C_EXAMPLES=OFF \</text:p>
      <text:p text:style-name="P2"><text:s text:c="4"/>-D OPENCV_EXTRA_MODULES_PATH=~/opencv_contrib-3.2.0/modules \</text:p>
      <text:p text:style-name="P2"><text:s text:c="4"/>-D PYTHON_EXECUTABLE=~/.virtualenvs/cv/bin/python \</text:p>
      <text:p text:style-name="P2"><text:s text:c="4"/>-D BUILD_EXAMPLES=ON ..</text:p>
      <text:p text:style-name="P3">(this takes about 4 minutes)</text:p>
      <text:p text:style-name="P1"><text:s/></text:p>
      <text:p text:style-name="P1"><text:span text:style-name="T1">sudo make -j4<text:tab/></text:span><text:span text:style-name="T3"><text:tab/></text:span><text:span text:style-name="T2">(long time from 23:20 to 23:34)</text:span></text:p>
      <text:p text:style-name="P1"><text:span text:style-name="T1">sudo make install<text:tab/></text:span><text:tab/><text:span text:style-name="T2">(1 minute)</text:span></text:p>
      <text:p text:style-name="P1"><text:soft-page-break/></text:p>
      <text:p text:style-name="P2">cd ~/.virtualenvs/cv/lib/python2.7/site-packages/</text:p>
      <text:p text:style-name="P2">sudo ln -s /usr/local/lib/python2.7/site-packages/cv2.so cv2.so</text:p>
      <text:p text:style-name="P2"/>
      <text:p text:style-name="P1">Written on February 2,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Courier, monospace"/>
    <style:font-face style:name="Helvetica Neue" svg:font-family="'Helvetica Neue', Helvetica, Arial, sans-serif"/>
    <style:font-face style:name="Helvetica" svg:font-family="Helvetica, Arial,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Bold" svg:font-family="'Noto Sans CJK KR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23:07:02.500703133</meta:creation-date>
    <dc:date>2017-07-03T23:38:42.934304545</dc:date>
    <meta:editing-duration>PT21M29S</meta:editing-duration>
    <meta:editing-cycles>2</meta:editing-cycles>
    <meta:generator>LibreOffice/5.3.1.2$Linux_X86_64 LibreOffice_project/30m0$Build-2</meta:generator>
    <meta:document-statistic meta:table-count="0" meta:image-count="0" meta:object-count="0" meta:page-count="3" meta:paragraph-count="50" meta:word-count="388" meta:character-count="2880" meta:non-whitespace-character-count="2488"/>
  </office:meta>
</office:document-meta>
</file>